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StyleSheetTable.RtfStyleSheet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StyleSheetTable.getDefaultStyle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tfStyleSheetTable.setDefaultStyle( String sty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StyleSheetTable.getRtfStyleReferen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StyleSheetTable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StyleSheetTable.addStyleToAttributes( String name , RtfAttributes att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tfStyleSheetTable.addStyle( String name , Rtf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StyleSheetTable.writeStyleSheet( RtfHeader hea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